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673in"/>
    </style:style>
    <style:style style:name="co3" style:family="table-column">
      <style:table-column-properties fo:break-before="auto" style:column-width="1.5819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color="#ffffcc"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  <style:text-properties fo:color="#ffffcc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ext-properties fo:color="#ffffcc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3" table:default-cell-style-name="Default"/>
        <table:table-column table:style-name="co6" table:default-cell-style-name="ce25"/>
        <table:table-column table:style-name="co6" table:number-columns-repeated="6" table:default-cell-style-name="Default"/>
        <table:table-column table:style-name="co5" table:number-columns-repeated="47" table:default-cell-style-name="ce25"/>
        <table:table-column table:style-name="co5" table:number-columns-repeated="962" table:default-cell-style-name="Default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838];&quot;High&quot;;[.D5:.D838])" office:value-type="float" office:value="855">
            <text:p>855</text:p>
          </table:table-cell>
          <table:table-cell table:style-name="Default" table:formula="of:=SUMPRODUCT(([.C5:.C838]=&quot;High&quot;)*([.E5:.E838]=&quot;x&quot;)*[.D5:.D838])" office:value-type="float" office:value="145">
            <text:p>145</text:p>
          </table:table-cell>
          <table:table-cell table:formula="of:=SUMPRODUCT(([.C5:.C838]=&quot;High&quot;)*([.F5:.F838]=&quot;x&quot;)*[.D5:.D838])" office:value-type="float" office:value="149">
            <text:p>149</text:p>
          </table:table-cell>
          <table:table-cell table:formula="of:=SUMPRODUCT(([.C5:.C838]=&quot;High&quot;)*([.G5:.G838]=&quot;x&quot;)*[.D5:.D838])" office:value-type="float" office:value="135">
            <text:p>135</text:p>
          </table:table-cell>
          <table:table-cell table:formula="of:=SUMPRODUCT(([.C5:.C838]=&quot;High&quot;)*([.H5:.H838]=&quot;x&quot;)*[.D5:.D838])" office:value-type="float" office:value="91">
            <text:p>91</text:p>
          </table:table-cell>
          <table:table-cell table:style-name="Default" table:formula="of:=SUMPRODUCT(([.C5:.C838]=&quot;High&quot;)*([.I5:.I838]=&quot;x&quot;)*[.D5:.D838])" office:value-type="float" office:value="144">
            <text:p>144</text:p>
          </table:table-cell>
          <table:table-cell table:number-columns-repeated="6"/>
          <table:table-cell table:style-name="ce31" table:number-columns-repeated="47"/>
          <table:table-cell table:number-columns-repeated="962"/>
        </table:table-row>
        <table:table-row table:style-name="ro1">
          <table:table-cell office:value-type="float" office:value="227">
            <text:p>227</text:p>
          </table:table-cell>
          <table:table-cell/>
          <table:table-cell table:style-name="ce27" office:value-type="string">
            <text:p>Total Medium</text:p>
          </table:table-cell>
          <table:table-cell table:formula="of:=SUMIF([.C5:.C838];&quot;Medium&quot;;[.D5:.D838])" office:value-type="float" office:value="141">
            <text:p>141</text:p>
          </table:table-cell>
          <table:table-cell table:style-name="Default" table:formula="of:=SUMPRODUCT(([.C5:.C838]=&quot;Medium&quot;)*([.E5:.E838]=&quot;x&quot;)*[.D5:.D838])" office:value-type="float" office:value="0">
            <text:p>0</text:p>
          </table:table-cell>
          <table:table-cell table:formula="of:=SUMPRODUCT(([.C5:.C838]=&quot;Medium&quot;)*([.F5:.F838]=&quot;x&quot;)*[.D5:.D838])" office:value-type="float" office:value="39">
            <text:p>39</text:p>
          </table:table-cell>
          <table:table-cell table:formula="of:=SUMPRODUCT(([.C5:.C838]=&quot;Medium&quot;)*([.G5:.G838]=&quot;x&quot;)*[.D5:.D838])" office:value-type="float" office:value="29">
            <text:p>29</text:p>
          </table:table-cell>
          <table:table-cell table:formula="of:=SUMPRODUCT(([.C5:.C838]=&quot;Medium&quot;)*([.H5:.H838]=&quot;x&quot;)*[.D5:.D838])" office:value-type="float" office:value="62">
            <text:p>62</text:p>
          </table:table-cell>
          <table:table-cell table:style-name="Default" table:formula="of:=SUMPRODUCT(([.C5:.C838]=&quot;Medium&quot;)*([.I5:.I838]=&quot;x&quot;)*[.D5:.D838])" office:value-type="float" office:value="11">
            <text:p>11</text:p>
          </table:table-cell>
          <table:table-cell table:number-columns-repeated="6"/>
          <table:table-cell table:style-name="ce31" table:number-columns-repeated="47"/>
          <table:table-cell table:number-columns-repeated="962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838];&quot;Low&quot;;[.D5:.D838])" office:value-type="float" office:value="86">
            <text:p>86</text:p>
          </table:table-cell>
          <table:table-cell table:style-name="Default" table:formula="of:=SUMPRODUCT(([.C5:.C838]=&quot;Low&quot;)*([.E5:.E838]=&quot;x&quot;)*[.D5:.D838])" office:value-type="float" office:value="31">
            <text:p>31</text:p>
          </table:table-cell>
          <table:table-cell table:formula="of:=SUMPRODUCT(([.C5:.C838]=&quot;Low&quot;)*([.F5:.F838]=&quot;x&quot;)*[.D5:.D838])" office:value-type="float" office:value="0">
            <text:p>0</text:p>
          </table:table-cell>
          <table:table-cell table:formula="of:=SUMPRODUCT(([.C5:.C838]=&quot;Low&quot;)*([.G5:.G838]=&quot;x&quot;)*[.D5:.D838])" office:value-type="float" office:value="2">
            <text:p>2</text:p>
          </table:table-cell>
          <table:table-cell table:formula="of:=SUMPRODUCT(([.C5:.C838]=&quot;Low&quot;)*([.H5:.H838]=&quot;x&quot;)*[.D5:.D838])" office:value-type="float" office:value="0">
            <text:p>0</text:p>
          </table:table-cell>
          <table:table-cell table:style-name="Default" table:formula="of:=SUMPRODUCT(([.C5:.C838]=&quot;Low&quot;)*([.I5:.I838]=&quot;x&quot;)*[.D5:.D838])" office:value-type="float" office:value="4">
            <text:p>4</text:p>
          </table:table-cell>
          <table:table-cell table:number-columns-repeated="6"/>
          <table:table-cell table:style-name="ce31" table:number-columns-repeated="47"/>
          <table:table-cell table:number-columns-repeated="962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maamoun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30" table:number-columns-repeated="49"/>
          <table:table-cell table:style-name="ce32" table:number-columns-repeated="962"/>
        </table:table-row>
        <table:table-row table:style-name="ro1">
          <table:table-cell table:style-name="ce25" office:value-type="string">
            <text:p>REG_AIO161_ECM_001</text:p>
          </table:table-cell>
          <table:table-cell table:style-name="ce25" office:value-type="string">
            <text:p>RegressTest - DMS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1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1_ECM_001</text:p>
          </table:table-cell>
          <table:table-cell table:style-name="ce25" office:value-type="string">
            <text:p>RegressTest - DM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1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1_ECM_001</text:p>
          </table:table-cell>
          <table:table-cell table:style-name="ce25" office:value-type="string">
            <text:p>RegressTest - DM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1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ECM_001</text:p>
          </table:table-cell>
          <table:table-cell office:value-type="string">
            <text:p>RegressTest - Search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ECM_001</text:p>
          </table:table-cell>
          <table:table-cell office:value-type="string">
            <text:p>Regress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ECM_001</text:p>
          </table:table-cell>
          <table:table-cell office:value-type="string">
            <text:p>Regress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ECM_002</text:p>
          </table:table-cell>
          <table:table-cell table:style-name="ce25" office:value-type="string">
            <text:p>RegressTest - Taxonomy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ECM_002</text:p>
          </table:table-cell>
          <table:table-cell table:style-name="ce25" office:value-type="string">
            <text:p>RegressTest -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ECM_002</text:p>
          </table:table-cell>
          <table:table-cell table:style-name="ce25" office:value-type="string">
            <text:p>RegressTest -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ECM_003</text:p>
          </table:table-cell>
          <table:table-cell office:value-type="string">
            <text:p>RegressTest - DMS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ECM_003</text:p>
          </table:table-cell>
          <table:table-cell office:value-type="string">
            <text:p>RegressTest - DM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ECM_003</text:p>
          </table:table-cell>
          <table:table-cell office:value-type="string">
            <text:p>RegressTest - DM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01</text:p>
          </table:table-cell>
          <table:table-cell table:style-name="ce25" office:value-type="string">
            <text:p>RegressTest - Downloa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1</text:p>
          </table:table-cell>
          <table:table-cell table:style-name="ce25" office:value-type="string">
            <text:p>RegressTest - Down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1</text:p>
          </table:table-cell>
          <table:table-cell table:style-name="ce25" office:value-type="string">
            <text:p>RegressTest - Down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02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2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2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04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4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4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05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5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5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06</text:p>
          </table:table-cell>
          <table:table-cell table:style-name="ce25" office:value-type="string">
            <text:p>RegressTest - CLV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6</text:p>
          </table:table-cell>
          <table:table-cell table:style-name="ce25" office:value-type="string">
            <text:p>RegressTest - CLV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6</text:p>
          </table:table-cell>
          <table:table-cell table:style-name="ce25" office:value-type="string">
            <text:p>RegressTest - 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07</text:p>
          </table:table-cell>
          <table:table-cell office:value-type="string">
            <text:p>RegressTest - Localized content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7</text:p>
          </table:table-cell>
          <table:table-cell office:value-type="string">
            <text:p>RegressTest - Localized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7</text:p>
          </table:table-cell>
          <table:table-cell office:value-type="string">
            <text:p>RegressTest - Localized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08</text:p>
          </table:table-cell>
          <table:table-cell table:style-name="ce25" office:value-type="string">
            <text:p>Regress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8</text:p>
          </table:table-cell>
          <table:table-cell table:style-name="ce25" office:value-type="string">
            <text:p>Regress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8</text:p>
          </table:table-cell>
          <table:table-cell table:style-name="ce25" office:value-type="string">
            <text:p>RegressTest - Search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09</text:p>
          </table:table-cell>
          <table:table-cell office:value-type="string">
            <text:p>Regress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9</text:p>
          </table:table-cell>
          <table:table-cell office:value-type="string">
            <text:p>Regress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9</text:p>
          </table:table-cell>
          <table:table-cell office:value-type="string">
            <text:p>RegressTest - Search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0</text:p>
          </table:table-cell>
          <table:table-cell table:style-name="ce25" office:value-type="string">
            <text:p>RegressTest - Form Generat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0</text:p>
          </table:table-cell>
          <table:table-cell table:style-name="ce25" office:value-type="string">
            <text:p>RegressTest - Form Generat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0</text:p>
          </table:table-cell>
          <table:table-cell table:style-name="ce25" office:value-type="string">
            <text:p>RegressTest - Form Generator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11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1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1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2</text:p>
          </table:table-cell>
          <table:table-cell table:style-name="ce25" office:value-type="string">
            <text:p>RegressTest - Sorting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2</text:p>
          </table:table-cell>
          <table:table-cell table:style-name="ce25" office:value-type="string">
            <text:p>RegressTest - Sor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2</text:p>
          </table:table-cell>
          <table:table-cell table:style-name="ce25" office:value-type="string">
            <text:p>RegressTest - Sor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5</text:p>
          </table:table-cell>
          <table:table-cell table:style-name="ce25" office:value-type="string">
            <text:p>RegressTest - Manage taxonomy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5</text:p>
          </table:table-cell>
          <table:table-cell table:style-name="ce25" office:value-type="string">
            <text:p>Regress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5</text:p>
          </table:table-cell>
          <table:table-cell table:style-name="ce25" office:value-type="string">
            <text:p>Regress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16</text:p>
          </table:table-cell>
          <table:table-cell office:value-type="string">
            <text:p>RegressTest - PCLV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6</text:p>
          </table:table-cell>
          <table:table-cell office:value-type="string">
            <text:p>RegressTest - PCLV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6</text:p>
          </table:table-cell>
          <table:table-cell office:value-type="string">
            <text:p>RegressTest - P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7</text:p>
          </table:table-cell>
          <table:table-cell table:style-name="ce25" office:value-type="string">
            <text:p>RegressTest - PCLV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7</text:p>
          </table:table-cell>
          <table:table-cell table:style-name="ce25" office:value-type="string">
            <text:p>RegressTest - PCLV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7</text:p>
          </table:table-cell>
          <table:table-cell table:style-name="ce25" office:value-type="string">
            <text:p>RegressTest - P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9</text:p>
          </table:table-cell>
          <table:table-cell table:style-name="ce25" office:value-type="string">
            <text:p>RegressTest - Publis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9</text:p>
          </table:table-cell>
          <table:table-cell table:style-name="ce25" office:value-type="string">
            <text:p>RegressTest - Publis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9</text:p>
          </table:table-cell>
          <table:table-cell table:style-name="ce25" office:value-type="string">
            <text:p>RegressTest - Publish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20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0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0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2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22</text:p>
          </table:table-cell>
          <table:table-cell office:value-type="string">
            <text:p>RegressTest - CLV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2</text:p>
          </table:table-cell>
          <table:table-cell office:value-type="string">
            <text:p>RegressTest - CLV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2</text:p>
          </table:table-cell>
          <table:table-cell office:value-type="string">
            <text:p>RegressTest -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23</text:p>
          </table:table-cell>
          <table:table-cell table:style-name="ce25" office:value-type="string">
            <text:p>RegressTest - CLV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3</text:p>
          </table:table-cell>
          <table:table-cell table:style-name="ce25" office:value-type="string">
            <text:p>RegressTest - CLV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3</text:p>
          </table:table-cell>
          <table:table-cell table:style-name="ce25" office:value-type="string">
            <text:p>RegressTest - 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24</text:p>
          </table:table-cell>
          <table:table-cell office:value-type="string">
            <text:p>RegressTest - FCC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4</text:p>
          </table:table-cell>
          <table:table-cell office:value-type="string">
            <text:p>RegressTest - FC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4</text:p>
          </table:table-cell>
          <table:table-cell office:value-type="string">
            <text:p>RegressTest - FC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25</text:p>
          </table:table-cell>
          <table:table-cell table:style-name="ce25" office:value-type="string">
            <text:p>RegressTest -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5</text:p>
          </table:table-cell>
          <table:table-cell table:style-name="ce25" office:value-type="string">
            <text:p>Regress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5</text:p>
          </table:table-cell>
          <table:table-cell table:style-name="ce25" office:value-type="string">
            <text:p>Regress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ECM_001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1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1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ECM_002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ECM_002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ECM_002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ECM_003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3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3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ECM_004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ECM_004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ECM_004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ECM_005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5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5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0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0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0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15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5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5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6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6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6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17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7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7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3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3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3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22">
            <text:p>2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3</text:p>
          </table:table-cell>
          <table:table-cell table:style-name="ce25" office:value-type="string">
            <text:p>RegressTest - Content Browse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3</text:p>
          </table:table-cell>
          <table:table-cell table:style-name="ce25" office:value-type="string">
            <text:p>RegressTest - Content Brow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3</text:p>
          </table:table-cell>
          <table:table-cell table:style-name="ce25" office:value-type="string">
            <text:p>RegressTest - Content Brow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3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3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3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4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4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4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5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5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5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6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6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6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7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7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7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8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8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8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9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9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9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20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20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20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4"/>
          <table:table-cell table:style-name="Default"/>
          <table:table-cell office:value-type="string">
            <text:p>REG_AIO168_E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5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5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5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0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0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0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5</text:p>
          </table:table-cell>
          <table:table-cell office:value-type="string">
            <text:p>RegressTest - SC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5</text:p>
          </table:table-cell>
          <table:table-cell office:value-type="string">
            <text:p>RegressTest - SCV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5</text:p>
          </table:table-cell>
          <table:table-cell office:value-type="string">
            <text:p>RegressTest - SCV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16</text:p>
          </table:table-cell>
          <table:table-cell table:style-name="ce25" office:value-type="string">
            <text:p>RegressTest - CLV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6</text:p>
          </table:table-cell>
          <table:table-cell table:style-name="ce25" office:value-type="string">
            <text:p>RegressTest - CLV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6</text:p>
          </table:table-cell>
          <table:table-cell table:style-name="ce25" office:value-type="string">
            <text:p>RegressTest - 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7</text:p>
          </table:table-cell>
          <table:table-cell office:value-type="string">
            <text:p>RegressTest -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7</text:p>
          </table:table-cell>
          <table:table-cell office:value-type="string">
            <text:p>RegressTest - CLV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7</text:p>
          </table:table-cell>
          <table:table-cell office:value-type="string">
            <text:p>RegressTest - CLV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18</text:p>
          </table:table-cell>
          <table:table-cell table:style-name="ce25" office:value-type="string">
            <text:p>RegressTest - Publish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8</text:p>
          </table:table-cell>
          <table:table-cell table:style-name="ce25" office:value-type="string">
            <text:p>RegressTest - Publis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8</text:p>
          </table:table-cell>
          <table:table-cell table:style-name="ce25" office:value-type="string">
            <text:p>RegressTest - Publis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9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9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9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9_WCM_00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9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9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9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9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9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9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9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18">
            <text:p>18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9">
            <text:p>9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1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1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BUI_AIW_01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Intranet welcom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BUI_AIW_01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Intranet welcom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BUI_AIW_01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Intranet welcom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BUI_AIW_02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Acme Industry Website\Acme Industry Social Intranet\Access to Social Spa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BUI_AIW_02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Acme Industry Website\Acme Industry Social Intranet\Access to Social Spa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BUI_AIW_02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Acme Industry Website\Acme Industry Social Intranet\Access to Social Spa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BUI_AIW_03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Access to activity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BUI_AIW_03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Access to activity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BUI_AIW_03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Access to activity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BUI_WEL_01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Product Welcome Pag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BUI_WEL_01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Product Welcome Pag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BUI_WEL_01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Product Welcome Pag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ANS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Integration Features\KS\Space Answer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ANS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Integration Features\KS\Space Answer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ANS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Integration Features\KS\Space Answer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ANS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Publish Answers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ANS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Publish Answers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ANS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Publish Answers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AL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S\Space Calendar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AL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S\Space Calendar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AL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S\Space Calendar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CAL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S\Publish Calendar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AL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S\Publish Calendar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AL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S\Publish Calendar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ON_01</text:p>
          </table:table-cell>
          <table:table-cell table:style-name="ce25" office:value-type="string">
            <text:p>UserStories - Integration_Features/Content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Browse WCM via CMIS\Install CMIS Expert gadge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1</text:p>
          </table:table-cell>
          <table:table-cell table:style-name="ce25" office:value-type="string">
            <text:p>UserStories - Integration_Features/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Browse WCM via CMIS\Install CMIS Expert gadge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1</text:p>
          </table:table-cell>
          <table:table-cell table:style-name="ce25" office:value-type="string">
            <text:p>UserStories - Integration_Features/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Browse WCM via CMIS\Install CMIS Expert gadge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CON_02</text:p>
          </table:table-cell>
          <table:table-cell office:value-type="string">
            <text:p>UserStories - Integration_Features/Conten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Driv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2</text:p>
          </table:table-cell>
          <table:table-cell office:value-type="string">
            <text:p>UserStories - Integration_Features/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Driv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2</text:p>
          </table:table-cell>
          <table:table-cell office:value-type="string">
            <text:p>UserStories - Integration_Features/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Driv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ON_0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Follow Symlink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Follow Symlink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Follow Symlink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CON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Categori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Categori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Categori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ON_0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Versioning Documen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Versioning Documen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Versioning Documen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CON_0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Query test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Query test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Query test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O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Modify templat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Modify templat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Modify templat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FOR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Space Foru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FOR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Space Foru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FOR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Space Foru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FOR_02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KS\Publish Forum Activities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FOR_02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KS\Publish Forum Activities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FOR_02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KS\Publish Forum Activities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IDE_01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IDE\Develop WCM Templat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1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IDE\Develop WCM Templat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1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IDE\Develop WCM Templat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IDE_02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Develop Gadge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2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Develop Gadge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2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Develop Gadge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IDE_03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REST Servi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3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REST Servi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3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REST Servi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IDE_04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Share groovy scrip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4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Share groovy scrip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4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Share groovy scrip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IDE_05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from any templ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5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from any templ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5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from any templ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IDE_06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Upload any fil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6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Upload any fil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6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Upload any fil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MAL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style-name="Default"/>
          <table:table-cell table:style-name="ce25" table:number-columns-repeated="2"/>
          <table:table-cell/>
          <table:table-cell table:style-name="Default" office:value-type="string">
            <text:p>x</text:p>
          </table:table-cell>
          <table:table-cell office:value-type="string">
            <text:p>Integration Features\CS\Mail Attachments in DM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MAL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table:number-columns-repeated="2"/>
          <table:table-cell/>
          <table:table-cell table:style-name="Default" office:value-type="string">
            <text:p>x</text:p>
          </table:table-cell>
          <table:table-cell office:value-type="string">
            <text:p>Integration Features\CS\Mail Attachments in DM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MAL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table:number-columns-repeated="2"/>
          <table:table-cell/>
          <table:table-cell table:style-name="Default" office:value-type="string">
            <text:p>x</text:p>
          </table:table-cell>
          <table:table-cell office:value-type="string">
            <text:p>Integration Features\CS\Mail Attachments in DM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SOC_01</text:p>
          </table:table-cell>
          <table:table-cell table:style-name="ce25" office:value-type="string">
            <text:p>UserStories - Integration_Features/SOC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Integration Features\SOC\Share a Document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SOC_01</text:p>
          </table:table-cell>
          <table:table-cell table:style-name="ce25" office:value-type="string">
            <text:p>UserStories - Integration_Features/SO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Integration Features\SOC\Share a Document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SOC_01</text:p>
          </table:table-cell>
          <table:table-cell table:style-name="ce25" office:value-type="string">
            <text:p>UserStories - Integration_Features/SO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Integration Features\SOC\Share a Document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WEB_01</text:p>
          </table:table-cell>
          <table:table-cell office:value-type="string">
            <text:p>UserStories - Integration_Features/WebO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Integration Features\WEBOS\Activ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WEB_01</text:p>
          </table:table-cell>
          <table:table-cell office:value-type="string">
            <text:p>UserStories - Integration_Features/WebO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Integration Features\WEBOS\Activ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WEB_01</text:p>
          </table:table-cell>
          <table:table-cell office:value-type="string">
            <text:p>UserStories - Integration_Features/WebO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Integration Features\WEBOS\Activ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SYS_SPR_01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Minim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1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Minim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1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Minim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SYS_SPR_02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Workflow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2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Workflow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2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Workflow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SYS_SPR_03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Soci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3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Soci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3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Soci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SYS_SPR_04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High</text:p>
          </table:table-cell>
          <table:table-cell office:value-type="float" office:value="20">
            <text:p>2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Collaboration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4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Collaboration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4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Collaboration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SYS_SPR_05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Knowledg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5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Knowledg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5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Knowledg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SYS_SPR_06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Remove Sampl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6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Remove Sampl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6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Remove Sampl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09:1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4T09:10:53</dc:date>
    <dc:creator>exoplatform </dc:creator>
    <meta:editing-duration>PT3H16M34S</meta:editing-duration>
    <meta:editing-cycles>23</meta:editing-cycles>
    <meta:generator>LibreOffice/3.4$Unix LibreOffice_project/340m1$Build-402</meta:generator>
    <meta:document-statistic meta:table-count="2" meta:cell-count="4831" meta:object-count="0"/>
    <meta:user-defined meta:name="Info 1"/>
    <meta:user-defined meta:name="Info 2"/>
    <meta:user-defined meta:name="Info 3"/>
    <meta:user-defined meta:name="Info 4"/>
  </office:meta>
</office:document-meta>
</file>